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8" style:family="paragraph" style:parent-style-name="Code" style:master-page-name="">
      <style:paragraph-properties style:page-number="auto" style:shadow="none" fo:keep-with-next="always"/>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5" style:family="paragraph" style:parent-style-name="Text_20_body">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keep-with-next="always"/>
    </style:style>
    <style:style style:name="P28" style:family="paragraph" style:parent-style-name="Code">
      <style:paragraph-properties fo:keep-together="always" fo:keep-with-next="always"/>
    </style:style>
    <style:style style:name="P29" style:family="paragraph" style:parent-style-name="Table_20_Contents">
      <style:paragraph-properties fo:keep-with-next="always"/>
      <style:text-properties fo:background-color="transparent"/>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paragraph-properties>
        <style:tab-stops>
          <style:tab-stop style:position="0.45cm"/>
        </style:tab-stops>
      </style:paragraph-properties>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paragraph-properties fo:text-align="start" style:justify-single-word="false"/>
    </style:style>
    <style:style style:name="P64" style:family="paragraph" style:parent-style-name="Text_20_body" style:list-style-name="L11" style:master-page-name="">
      <style:paragraph-properties fo:margin-top="0cm" fo:margin-bottom="0cm" style:page-number="auto"/>
    </style:style>
    <style:style style:name="P65" style:family="paragraph" style:parent-style-name="Text_20_body" style:list-style-name="L18" style:master-page-name="">
      <style:paragraph-properties fo:margin-top="0cm" fo:margin-bottom="0cm" style:page-number="auto"/>
    </style:style>
    <style:style style:name="P66" style:family="paragraph" style:parent-style-name="Text_20_body" style:list-style-name="L20" style:master-page-name="">
      <style:paragraph-properties fo:margin-top="0cm" fo:margin-bottom="0cm" style:page-number="auto"/>
    </style:style>
    <style:style style:name="P67" style:family="paragraph" style:parent-style-name="Text_20_body" style:list-style-name="L11">
      <style:paragraph-properties fo:margin-top="0cm" fo:margin-bottom="0cm"/>
    </style:style>
    <style:style style:name="P68" style:family="paragraph" style:parent-style-name="Text_20_body" style:list-style-name="L13">
      <style:paragraph-properties fo:margin-top="0cm" fo:margin-bottom="0cm"/>
    </style:style>
    <style:style style:name="P69" style:family="paragraph" style:parent-style-name="Text_20_body" style:list-style-name="L18">
      <style:paragraph-properties fo:margin-top="0cm" fo:margin-bottom="0cm"/>
    </style:style>
    <style:style style:name="P70" style:family="paragraph" style:parent-style-name="Text_20_body" style:list-style-name="L19">
      <style:paragraph-properties fo:margin-top="0cm" fo:margin-bottom="0cm"/>
    </style:style>
    <style:style style:name="P71" style:family="paragraph" style:parent-style-name="Text_20_body" style:list-style-name="L20">
      <style:paragraph-properties fo:margin-top="0cm" fo:margin-bottom="0cm"/>
    </style:style>
    <style:style style:name="P72" style:family="paragraph" style:parent-style-name="Text_20_body" style:list-style-name="L22">
      <style:paragraph-properties fo:margin-top="0cm" fo:margin-bottom="0cm" fo:text-align="start" style:justify-single-word="false" style:shadow="none"/>
    </style:style>
    <style:style style:name="P73" style:family="paragraph" style:parent-style-name="Heading_20_1" style:master-page-name="">
      <style:paragraph-properties style:page-number="auto" fo:break-before="page"/>
    </style:style>
    <style:style style:name="P74" style:family="paragraph" style:parent-style-name="Code" style:master-page-name="">
      <style:paragraph-propertie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7"><text:span text:style-name="T1">Abstract: </text:span><text:span text:style-name="T2">The Jarvis Web Gateway is a lightweight web-service designed to give Rich Internet Applications a rapid, powerful and secure mechanism to access and update server-side databases.</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4</text:p>
          <text:p text:style-name="P39"><text:s/>2 Licence<text:tab/>5</text:p>
          <text:p text:style-name="P38"><text:s/>2.1 GNU Lesser General Public License<text:tab/>5</text:p>
          <text:p text:style-name="P38"><text:s/>2.2 Clarification of Intentions<text:tab/>5</text:p>
          <text:p text:style-name="P39"><text:s/>3 Installation<text:tab/>6</text:p>
          <text:p text:style-name="P38"><text:s/>3.1 Unpacking<text:tab/>6</text:p>
          <text:p text:style-name="P38"><text:s/>3.2 Install Additional Perl Modules<text:tab/>6</text:p>
          <text:p text:style-name="P38"><text:s/>3.3 Web Server Configuration<text:tab/>6</text:p>
          <text:p text:style-name="P38"><text:s/>3.4 Relocating Jarvis<text:tab/>7</text:p>
          <text:p text:style-name="P38"><text:s/>3.5 Test<text:tab/>7</text:p>
          <text:p text:style-name="P39"><text:s/>4 Application Configuration File<text:tab/>8</text:p>
          <text:p text:style-name="P38"><text:s/>4.1 Introduction<text:tab/>8</text:p>
          <text:p text:style-name="P38"><text:s/>4.2 &lt;jarvis&gt;&lt;app&gt;<text:tab/>9</text:p>
          <text:p text:style-name="P38"><text:s/>4.3 Configuration: format<text:tab/>10</text:p>
          <text:p text:style-name="P38"><text:s/>4.4 Configuration: debug<text:tab/>10</text:p>
          <text:p text:style-name="P38"><text:s/>4.5 Configuration: dump<text:tab/>11</text:p>
          <text:p text:style-name="P38"><text:s/>4.6 Configuration: log_format<text:tab/>11</text:p>
          <text:p text:style-name="P38"><text:s/>4.7 Configuration: page_limit_param, page_start_param<text:tab/>11</text:p>
          <text:p text:style-name="P38"><text:s/>4.8 Configuration: sort_field_param, sort_dir_param<text:tab/>12</text:p>
          <text:p text:style-name="P38"><text:s/>4.9 Configuration: dataset_dir<text:tab/>12</text:p>
          <text:p text:style-name="P38"><text:s/>4.10 Configuration: default_libs<text:tab/>13</text:p>
          <text:p text:style-name="P38"><text:s/>4.11 Configuration: method_param<text:tab/>13</text:p>
          <text:p text:style-name="P38"><text:s/>4.12 Configuration: login<text:tab/>14</text:p>
          <text:p text:style-name="P38"><text:s/>4.13 Configuration: database<text:tab/>14</text:p>
          <text:p text:style-name="P38"><text:s/>4.14 Configuration: sessiondb<text:tab/>14</text:p>
          <text:p text:style-name="P38"><text:s/>4.15 Configuration: exec &amp; plugin<text:tab/>15</text:p>
          <text:p text:style-name="P38"><text:s/>4.16 Configuration: habitat<text:tab/>15</text:p>
          <text:p text:style-name="P39"><text:s/>5 Login Module Configuration<text:tab/>16</text:p>
          <text:p text:style-name="P38"><text:s/>5.1 Standard Modules<text:tab/>16</text:p>
          <text:p text:style-name="P38"><text:s/>5.2 Active Directory Login<text:tab/>16</text:p>
          <text:p text:style-name="P38"><text:s/>5.3 Basic Auth Login<text:tab/>17</text:p>
          <text:p text:style-name="P38"><text:s/>5.4 Database Login<text:tab/>18</text:p>
          <text:p text:style-name="P38"><text:s/>5.5 None Login<text:tab/>18</text:p>
          <text:p text:style-name="P38"><text:s/>5.6 Single Login<text:tab/>19</text:p>
          <text:p text:style-name="P39"><text:s/>6 Special Datasets &amp; Jarvis Login<text:tab/>21</text:p>
          <text:p text:style-name="P38"><text:s/>6.1 Jarvis URLs<text:tab/>21</text:p>
          <text:p text:style-name="P38"><text:s/>6.2 The __status Dataset<text:tab/>21</text:p>
          <text:p text:style-name="P38"><text:s/>6.3 The __habitat Dataset<text:tab/>22</text:p>
          <text:p text:style-name="P38"><text:s/>6.4 The __logout Dataset<text:tab/>23</text:p>
          <text:p text:style-name="P38"><text:s/>6.5 Logging-In to Jarvis<text:tab/>23</text:p>
          <text:p text:style-name="P38"><text:s/>6.6 Jarvis Error Responses<text:tab/>23</text:p>
          <text:p text:style-name="P39"><text:s/>7 Datasets<text:tab/>25</text:p>
          <text:p text:style-name="P38"><text:s/>7.1 Data Fetch Response Format<text:tab/>25</text:p>
          <text:p text:style-name="P38"><text:s/>7.2 Dataset Definition<text:tab/>26</text:p>
          <text:p text:style-name="P38"><text:soft-page-break/><text:s/>7.3 Dataset Parameters<text:tab/>27</text:p>
          <text:p text:style-name="P38"><text:s/>7.4 Secure Dataset Parameters<text:tab/>29</text:p>
          <text:p text:style-name="P38"><text:s/>7.5 Modifying Datasets – Single Modification<text:tab/>30</text:p>
          <text:p text:style-name="P38"><text:s/>7.6 Modifying Datasets – Array of Modifications<text:tab/>32</text:p>
          <text:p text:style-name="P38"><text:s/>7.7 Modifying Datasets – Array of Mixed Modifications<text:tab/>34</text:p>
          <text:p text:style-name="P38"><text:s/>7.8 Before &amp; After Statements<text:tab/>34</text:p>
          <text:p text:style-name="P38"><text:s/>7.9 Failed Modifications<text:tab/>35</text:p>
          <text:p text:style-name="P38"><text:s/>7.10 Dataset Transformations<text:tab/>35</text:p>
          <text:p text:style-name="P39"><text:s/>8 Exec &amp; Plugin<text:tab/>37</text:p>
          <text:p text:style-name="P38"><text:s/>8.1 Exec<text:tab/>37</text:p>
          <text:p text:style-name="P38"><text:s/>8.2 Plugin<text:tab/>39</text:p>
        </text:index-body>
      </text:table-of-content>
      <text:p text:style-name="P9"/>
      <text:p text:style-name="P37"/>
      <text:p text:style-name="P26">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47942565"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24149111" text:style-name="L2">
        <text:list-item>
          <text:p text:style-name="P42">Secure: </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 </text:p>
            </text:list-item>
            <text:list-item>
              <text:p text:style-name="P41">Jarvis provides group-based access control.</text:p>
            </text:list-item>
          </text:list>
        </text:list-item>
        <text:list-item>
          <text:p text:style-name="P42">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2">Standards-Based:</text:p>
          <text:list>
            <text:list-item>
              <text:p text:style-name="P43">Jarvis is based on XML, JSON, http/s and REST.</text:p>
            </text:list-item>
          </text:list>
        </text:list-item>
        <text:list-item>
          <text:p text:style-name="P42">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Lesser General Public License along with Jarvis. <text:s/>If not, see &lt;http://www.gnu.org/licenses/&gt;.</text:p>
      <text:p text:style-name="P3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 <text:s/></text:p>
      <text:p text:style-name="Text_20_body">Note that the “/jarvis/script/” definition is required only if you are using the ExtJS helper script (required by the demo). <text:s/></text:p>
      <text:p text:style-name="Text_20_body"><text:soft-page-break/>Note also that the “/jarvis/script/” definition is a more specific match and hence must precede the more general “/jarvis/” alias in the configuration.</text:p>
      <text:p text:style-name="P74">ScriptAlias /jarvis/jarvis.pl "/opt/jarvis/cgi-bin/jarvis.pl"</text:p>
      <text:p text:style-name="Code">Alias /jarvis/ "/opt/jarvis/htdocs/"</text:p>
      <text:p text:style-name="Text_20_body"/>
      <text:p text:style-name="Text_20_body">These lines are contained in /opt/jarvis/docs/jarvis-apache. <text:s/>With modern Linux distributions, the simplest approach is to copy this file into Apache's “conf.d” directory.</text:p>
      <text:h text:style-name="Heading_20_2" text:outline-level="2">Relocating Jarvis</text:h>
      <text:p text:style-name="Text_20_body">This example shows Jarvis installed into /opt/jarvis. <text:s/>If you install jarvis into another location, then change the Alias and ScriptAlias lines accordingly. <text:s/>In addition, you must either:</text:p>
      <text:list xml:id="list1060946614" text:style-name="L3">
        <text:list-item>
          <text:p text:style-name="P45"><text:span text:style-name="T2">Change the default value JARVIS_ROOT value hard-coded in jarvis.pl, </text:span><text:span text:style-name="T1">or</text:span><text:span text:style-name="T2">:</text:span></text:p>
        </text:list-item>
        <text:list-item>
          <text:p text:style-name="P45">Set the environment variable JARVIS_ROOT before running the script.</text:p>
        </text:list-item>
      </text:list>
      <text:p text:style-name="Text_20_body">If your webserver is Apache, then you can simply set environment variables with a directive like:</text:p>
      <text:p text:style-name="Code">SetEnv JARVIS_ROOT "C:/Jarvis"</text:p>
      <text:p text:style-name="Text_20_body"/>
      <text:p text:style-name="Text_20_body">Note also that the demo.xml application configuration file contains references to /opt/jarvis/demo.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7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8493350" text:style-name="L4">
        <text:list-item>
          <text:p text:style-name="P46">The database connection.</text:p>
        </text:list-item>
        <text:list-item>
          <text:p text:style-name="P46">The username/group list.</text:p>
        </text:list-item>
        <text:list-item>
          <text:p text:style-name="P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1">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811067330" text:style-name="L5">
        <text:list-item>
          <text:p text:style-name="P47">This may be over-ridden a per-request basis with the CGI parameter “format”.</text:p>
        </text:list-item>
        <text:list-item>
          <text:p text:style-name="P47">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308803839" text:style-name="L6">
        <text:list-item>
          <text:p text:style-name="P48"><text:soft-page-break/>All client-submitted request body.</text:p>
        </text:list-item>
        <text:list-item>
          <text:p text:style-name="P48">All returned XML/JSON/CSV content.</text:p>
        </text:list-item>
        <text:list-item>
          <text:p text:style-name="P4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92976365" text:style-name="L7">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12074217" text:continue-numbering="true" text:style-name="L7">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83322927" text:style-name="L8">
        <text:list-item>
          <text:p text:style-name="P50">All dataset definitions must be contained within XML files contained in or below the single directory path specified by the “dataset_dir” parameter.</text:p>
        </text:list-item>
        <text:list-item>
          <text:p text:style-name="P50">All dataset files must have the suffix “.xml”.</text:p>
        </text:list-item>
        <text:list-item>
          <text:p text:style-name="P50">The “.xml” suffix must not be included in the dataset name as provided by the client, it will always be added by Jarvis.</text:p>
        </text:list-item>
        <text:list-item>
          <text:p text:style-name="P50">The dataset name specified by the client must consist only of characters from the following list: “a-z”, “A-Z”, “0-9”, “_” (underscore), “-” (hyphen) and “.” (dot).</text:p>
        </text:list-item>
        <text:list-item>
          <text:p text:style-name="P50">A “.” (dot) character in the dataset name is interpreted as a directory separator by Jarvis. <text:s/>On Unix-based systems this is a forward-slash. <text:s/>On Windows-based systems, Perl will translate the forward slash into a backslash.</text:p>
        </text:list-item>
        <text:list-item>
          <text:p text:style-name="P50">A dataset name specified by the client may not start or end with a dot.</text:p>
        </text:list-item>
      </text:list>
      <text:p text:style-name="P5"><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0">Client Requests</text:p>
            </table:table-cell>
            <table:table-cell table:style-name="Table21.B1" office:value-type="string">
              <text:p text:style-name="P10">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2">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946990583" text:style-name="L9">
        <text:list-item>
          <text:p text:style-name="P51">None – user is always logged in.</text:p>
        </text:list-item>
        <text:list-item>
          <text:p text:style-name="P51">Database – the username and passwords are stored in the database.</text:p>
        </text:list-item>
        <text:list-item>
          <text:p text:style-name="P51">ActiveDirectory – the usernames and passwords are checked against an Microsoft ActiveDirectory server. <text:s/>It is likely that one day this will be copied and modified to add support for standard LDAP, which is very similar.</text:p>
        </text:list-item>
        <text:list-item>
          <text:p text:style-name="P51">BasicAuth – Apache basic authentication is configured, and we will trust it. <text:s/>This may include FakeBasicAuth which allows Apache to verify client SSL certificates on our behalf.</text:p>
        </text:list-item>
      </text:list>
      <text:p text:style-name="P15"><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60830037" text:style-name="L10">
        <text:list-item>
          <text:p text:style-name="P52">dbi:Pg:&lt;database-handle&gt; (Postgres)</text:p>
        </text:list-item>
        <text:list-item>
          <text:p text:style-name="P5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3" text:outline-level="1">Login Module Configuration</text:h>
      <text:h text:style-name="Heading_20_2" text:outline-level="2">Standard Modules</text:h>
      <text:p text:style-name="Text_20_body">Jarvis uses a pluggable login module mechanism. <text:s/>The following modules are provided:</text:p>
      <text:list xml:id="list1082222622" text:style-name="L11">
        <text:list-item>
          <text:p text:style-name="P64">ActiveDirectory.pm</text:p>
        </text:list-item>
        <text:list-item>
          <text:p text:style-name="P67">BasicAuth.pm</text:p>
        </text:list-item>
        <text:list-item>
          <text:p text:style-name="P67">Database.pm</text:p>
        </text:list-item>
        <text:list-item>
          <text:p text:style-name="P67">None.pm</text:p>
        </text:list-item>
        <text:list-item>
          <text:p text:style-name="P5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741163667" text:style-name="L12">
        <text:list-item>
          <text:p text:style-name="P54">Remote (client) IP address match, and/or</text:p>
        </text:list-item>
        <text:list-item>
          <text:p text:style-name="P54">Client must supply username and password, and/or</text:p>
        </text:list-item>
        <text:list-item>
          <text:p text:style-name="P5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0" text:name="Table" text:formula="ooow:Table+1" style:num-format="1">11</text:sequence>: Single Login Module Parameters</text:p>
      <text:p text:style-name="Text_20_body">Note that at least one of “remote_ip” or “password” must be configured.</text:p>
      <text:h text:style-name="P7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364537249" text:style-name="L13">
        <text:list-item>
          <text:p text:style-name="P68">Jarvis is installed into /opt/jarvis as per default.</text:p>
        </text:list-item>
        <text:list-item>
          <text:p text:style-name="P68">The jarvis ScriptAlias is configured.</text:p>
        </text:list-item>
        <text:list-item>
          <text:p text:style-name="P68">The Apache webserver is accessible on http://localhost/.</text:p>
        </text:list-item>
        <text:list-item>
          <text:p text:style-name="P68">The demo.xml file has been soft linked or copied into /.</text:p>
        </text:list-item>
        <text:list-item>
          <text:p text:style-name="P68">The “None” login module is configured for the demo application.</text:p>
        </text:list-item>
        <text:list-item>
          <text:p text:style-name="P5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jarvis.pl/demo/__status</text:p>
      <text:p text:style-name="Text_20_body"/>
      <text:p text:style-name="Text_20_body">This is a specific example of the general Jarvis URL format which is.</text:p>
      <text:p text:style-name="Code">http://localhost/jarvis/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161086912" text:style-name="L14">
        <text:list-item>
          <text:p text:style-name="P56">“username”</text:p>
        </text:list-item>
        <text:list-item>
          <text:p text:style-name="P5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28141357" text:style-name="L15">
        <text:list-item>
          <text:p text:style-name="P57">Internal configuration problem – bad server-side XML configuration (main or dataset).</text:p>
        </text:list-item>
        <text:list-item>
          <text:p text:style-name="P57">Database connection problem.</text:p>
        </text:list-item>
        <text:list-item>
          <text:p text:style-name="P57">Request body is malformed JSON or XML.</text:p>
        </text:list-item>
        <text:list-item>
          <text:p text:style-name="P57">Missing mandatory parameter in request.</text:p>
        </text:list-item>
        <text:list-item>
          <text:p text:style-name="P57">Any other fatal problem.</text:p>
        </text:list-item>
        <text:list-item>
          <text:p text:style-name="P57">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291570322" text:style-name="L16">
        <text:list-item>
          <text:p text:style-name="P44">Cannot insert data due to primary key, foreign key, unique constraints.</text:p>
        </text:list-item>
        <text:list-item>
          <text:p text:style-name="P44">No data found. <text:s/></text:p>
        </text:list-item>
        <text:list-item>
          <text:p text:style-name="P44">Data parameter is invalid type/value for column. <text:s/></text:p>
        </text:list-item>
      </text:list>
      <text:p text:style-name="P14">In all these cases, the returned content will be JSON or XML or CSV in a “200 Successful” response.</text:p>
      <text:p text:style-name="Text_20_body"/>
      <text:h text:style-name="P7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6">For XML, change the default format, or specify the format per-request.</text:p>
      <text:p text:style-name="Code">http://localhost/jarvis/jarvis.pl/demo/boat_class?format=xml</text:p>
      <text:p text:style-name="Text_20_body"/>
      <text:p text:style-name="P27">The returned content in XML is:</text:p>
      <text:p text:style-name="P4">&lt;?xml version="1.0" encoding="iso-8859-1" ?&gt;</text:p>
      <text:p text:style-name="P28">&lt;?meta name="GENERATOR" content="XML::Smart/1.6.9 Perl/5.010000 [linux]" ?&gt;</text:p>
      <text:p text:style-name="P28">&lt;response logged_in="1" username="admin" error_string="" </text:p>
      <text:p text:style-name="P28"><text:s text:c="4"/>group_list="admin" fetched="2"&gt;</text:p>
      <text:p text:style-name="P28"><text:s text:c="2"/>&lt;data&gt;</text:p>
      <text:p text:style-name="P28"><text:s text:c="4"/>&lt;row active="Y" class="Makkleson" </text:p>
      <text:p text:style-name="P28"><text:s text:c="8"/>description="Suitable for infants and those of timid heart." id="6"/&gt;</text:p>
      <text:p text:style-name="P28"><text:s text:c="4"/>&lt;row active="N" class="X Class" </text:p>
      <text:p text:style-name="P28"><text:s text:c="8"/>description="Product of a deranged mind." id="4"/&gt;</text:p>
      <text:p text:style-name="P28"><text:s text:c="2"/>&lt;/data&gt;</text:p>
      <text:p text:style-name="P28">&lt;/response&gt;</text:p>
      <text:p text:style-name="Text_20_body"/>
      <text:p text:style-name="P5"><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2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debug</text:p>
          </table:table-cell>
          <table:table-cell table:style-name="Table13.B2" office:value-type="string">
            <text:p text:style-name="P2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1">dump</text:p>
          </table:table-cell>
          <table:table-cell table:style-name="Table13.B2" office:value-type="string">
            <text:p text:style-name="P29">Enables dump on a per-dataset basis.</text:p>
          </table:table-cell>
        </table:table-row>
      </table:table>
      <text:p text:style-name="P12">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0">Element</text:p>
            </table:table-cell>
            <table:table-cell table:style-name="Table22.B1" office:value-type="string">
              <text:p text:style-name="P10">Notes</text:p>
            </table:table-cell>
          </table:table-row>
        </table:table-header-rows>
        <table:table-row table:style-name="Table22.1">
          <table:table-cell table:style-name="Table22.A2" office:value-type="string">
            <text:p text:style-name="P11">transform</text:p>
          </table:table-cell>
          <table:table-cell table:style-name="Table22.B2" office:value-type="string">
            <text:p text:style-name="P11">Optional transformations for Jarvis to perform when storing or fetching data.</text:p>
          </table:table-cell>
        </table:table-row>
        <table:table-row table:style-name="Table22.1">
          <table:table-cell table:style-name="Table22.A2" office:value-type="string">
            <text:p text:style-name="P11">select</text:p>
          </table:table-cell>
          <table:table-cell table:style-name="Table22.B2" office:value-type="string">
            <text:p text:style-name="P11">SQL to execute when dataset is invoked with the http GET request method.</text:p>
          </table:table-cell>
        </table:table-row>
        <table:table-row table:style-name="Table22.1">
          <table:table-cell table:style-name="Table22.A2" office:value-type="string">
            <text:p text:style-name="P11">before</text:p>
          </table:table-cell>
          <table:table-cell table:style-name="Table22.B2" office:value-type="string">
            <text:p text:style-name="P11">SQL to execute once before performing update/insert/delete changes.</text:p>
          </table:table-cell>
        </table:table-row>
        <table:table-row table:style-name="Table22.1">
          <table:table-cell table:style-name="Table22.A2" office:value-type="string">
            <text:p text:style-name="P11">update</text:p>
          </table:table-cell>
          <table:table-cell table:style-name="Table22.B2" office:value-type="string">
            <text:p text:style-name="P11">SQL to execute when dataset is invoked with the http PUT request method.</text:p>
          </table:table-cell>
        </table:table-row>
        <table:table-row table:style-name="Table22.1">
          <table:table-cell table:style-name="Table22.A2" office:value-type="string">
            <text:p text:style-name="P11">insert</text:p>
          </table:table-cell>
          <table:table-cell table:style-name="Table22.B2" office:value-type="string">
            <text:p text:style-name="P11">SQL to execute when dataset is invoked with the http POST request method.</text:p>
          </table:table-cell>
        </table:table-row>
        <table:table-row table:style-name="Table22.1">
          <table:table-cell table:style-name="Table22.A2" office:value-type="string">
            <text:p text:style-name="P11">delete</text:p>
          </table:table-cell>
          <table:table-cell table:style-name="Table22.B2" office:value-type="string">
            <text:p text:style-name="P11">SQL to execute when dataset is invoked with the http DELETE request method.</text:p>
          </table:table-cell>
        </table:table-row>
        <table:table-row table:style-name="Table22.1">
          <table:table-cell table:style-name="Table22.A2" office:value-type="string">
            <text:p text:style-name="P11">after</text:p>
          </table:table-cell>
          <table:table-cell table:style-name="Table22.B2" office:value-type="string">
            <text:p text:style-name="P11">SQL to execute once after performing update/insert/delete changes.</text:p>
          </table:table-cell>
        </table:table-row>
      </table:table>
      <text:p text:style-name="P12">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0">Access ID</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4" text:name="Table" text:formula="ooow:Table+1" style:num-format="1">15</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826475202" text:style-name="L17">
        <text:list-item>
          <text:p text:style-name="P58">CGI GET parameters in the URL suffix “/&lt;app&gt;/&lt;ds&gt;?param=value&amp;param2=another”.</text:p>
        </text:list-item>
        <text:list-item>
          <text:p text:style-name="P58">XML or JSON parameters in the “application/json” or “application/xml” request body.</text:p>
        </text:list-item>
        <text:list-item>
          <text:p text:style-name="P58">RESTful parameters in the URL suffix “/&lt;app&gt;/&lt;ds&gt;/p1/p2”.</text:p>
        </text:list-item>
        <text:list-item>
          <text:p text:style-name="P58">Jarvis-Supplied default user parameters (from “default_parameters” configuration).</text:p>
        </text:list-item>
      </text:list>
      <text:p text:style-name="Text_20_body">Secure Parameters:</text:p>
      <text:list xml:id="list644969378" text:continue-numbering="true" text:style-name="L17">
        <text:list-item>
          <text:p text:style-name="P5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jarvis.pl/demo/boat_filter/a</text:p>
      <text:p text:style-name="Code">http://localhost/jarvis/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971209705" text:style-name="L18">
        <text:list-item>
          <text:p text:style-name="P65">my(param)</text:p>
        </text:list-item>
        <text:list-item>
          <text:p text:style-name="P69">__my_param</text:p>
        </text:list-item>
        <text:list-item>
          <text:p text:style-name="P69">_1param</text:p>
        </text:list-item>
        <text:list-item>
          <text:p text:style-name="P5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5" text:name="Table" text:formula="ooow:Table+1" style:num-format="1">16</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5">Overall success of the modification request. <text:s/>Success = 1 if the update succeeded or 0 if the update failed.</text:p>
            <text:p text:style-name="P2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93283166" text:style-name="L19">
        <text:list-item>
          <text:p text:style-name="P70">Begin transaction.</text:p>
        </text:list-item>
        <text:list-item>
          <text:p text:style-name="P70">Perform “before” SQL (if configured for this dataset).</text:p>
        </text:list-item>
        <text:list-item>
          <text:p text:style-name="P70">Perform the one single or one-or-more array modifications in the request body.</text:p>
        </text:list-item>
        <text:list-item>
          <text:p text:style-name="P70">Perform “after” SQL (if configured for this dataset).</text:p>
        </text:list-item>
        <text:list-item>
          <text:p text:style-name="P6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14636840" text:style-name="L20">
        <text:list-item>
          <text:p text:style-name="P66">Even though the first modification succeeded, it was rolled back.</text:p>
        </text:list-item>
        <text:list-item>
          <text:p text:style-name="P71">The first failing error message is shown.</text:p>
        </text:list-item>
        <text:list-item>
          <text:p text:style-name="P61"><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5"/>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0">Transformation</text:p>
          </table:table-cell>
          <table:table-cell table:style-name="Table23.B1" office:value-type="string">
            <text:p text:style-name="P10">Notes</text:p>
          </table:table-cell>
        </table:table-row>
        <table:table-row table:style-name="Table23.1">
          <table:table-cell table:style-name="Table23.A2" office:value-type="string">
            <text:p text:style-name="P11">trim</text:p>
          </table:table-cell>
          <table:table-cell table:style-name="Table23.B2" office:value-type="string">
            <text:p text:style-name="P11">Leading and trailing spaces will be removed.</text:p>
          </table:table-cell>
        </table:table-row>
        <table:table-row table:style-name="Table23.1">
          <table:table-cell table:style-name="Table23.A2" office:value-type="string">
            <text:p text:style-name="P11">null</text:p>
          </table:table-cell>
          <table:table-cell table:style-name="Table23.B2" office:value-type="string">
            <text:p text:style-name="P11">Empty strings will be converted to NULL. <text:s/>Occurs after trimming.</text:p>
          </table:table-cell>
        </table:table-row>
        <table:table-row table:style-name="Table23.1">
          <table:table-cell table:style-name="Table23.A2" office:value-type="string">
            <text:p text:style-name="P11">notnull</text:p>
          </table:table-cell>
          <table:table-cell table:style-name="Table23.B2" office:value-type="string">
            <text:p text:style-name="P11">NULL values will be converted to empty string.</text:p>
          </table:table-cell>
        </table:table-row>
      </table:table>
      <text:p text:style-name="P12">Table <text:sequence text:ref-name="refTable18" text:name="Table" text:formula="ooow:Table+1" style:num-format="1">19</text:sequence>: Transformation keywords for “store” and “fetch”</text:p>
      <text:h text:style-name="P7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119070216" text:style-name="L21">
        <text:list-item>
          <text:p text:style-name="P6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2">Any RESTful parameters specified in the URI. <text:s/>These are passed as “p1”, “p2”, etc.</text:p>
        </text:list-item>
        <text:list-item>
          <text:p text:style-name="P62">The Jarvis secure parameters beginning with double-underscore. <text:s/>These include __username, __group_list, etc.</text:p>
        </text:list-item>
        <text:list-item>
          <text:p text:style-name="P62">Any default parameters configured in the &lt;default_parameters&gt; section.</text:p>
        </text:list-item>
      </text:list>
      <text:p text:style-name="Text_20_body">E.g with the supplied demo.xml file, consider the following request.</text:p>
      <text:p text:style-name="Code">http://localhost/jarvis/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ext:p text:style-name="P11"/>
            <text:p text:style-name="P11">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20" text:name="Table" text:formula="ooow:Table+1" style:num-format="1">21</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8">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7"/>
      <text:p text:style-name="P17">This demonstrates:</text:p>
      <text:list xml:id="list426955656" text:style-name="L22">
        <text:list-item>
          <text:p text:style-name="P72">Using the Jarvis debug methods.</text:p>
        </text:list-item>
        <text:list-item>
          <text:p text:style-name="P72">Accessing the Jarvis Config “jconfig” object.</text:p>
        </text:list-item>
        <text:list-item>
          <text:p text:style-name="P72">Accessing the static configured plugin parameters.</text:p>
        </text:list-item>
        <text:list-item>
          <text:p text:style-name="P63">Accessing the Jarvis-supplied database connection.</text:p>
        </text:list-item>
      </text:list>
      <text:p text:style-name="P17">Accessing this plugin via the following URL:</text:p>
      <text:p text:style-name="Code">http://localhost/jarvis/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3">Output &amp; Headers</text:p>
      <text:p text:style-name="P17">Jarvis offers support for “add_headers”, “filename_parameter” and “default_parameter” handling for “plugin” datasets identical to “exec” datasets.</text:p>
      <text:p text:style-name="P33">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1.1.4<text:tab/><text:page-number text:select-page="current">39</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1T16:49:35</dc:date>
    <meta:editing-duration>PT208H13M27S</meta:editing-duration>
    <meta:editing-cycles>360</meta:editing-cycles>
    <meta:generator>OpenOffice.org/3.1$Linux OpenOffice.org_project/310m19$Build-9420</meta:generator>
    <meta:print-date>2009-06-23T14:50:34</meta:print-date>
    <meta:document-statistic meta:table-count="23" meta:image-count="0" meta:object-count="0" meta:page-count="39" meta:paragraph-count="1278" meta:word-count="11046" meta:character-count="74731"/>
    <meta:user-defined meta:name="Info 1"/>
    <meta:user-defined meta:name="Info 2"/>
    <meta:user-defined meta:name="Info 3"/>
    <meta:user-defined meta:name="Info 4"/>
  </office:meta>
</office:document-meta>
</file>